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499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.074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0.81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b4c7dc" style:text-align-source="fix" style:repeat-content="false" fo:wrap-option="no-wrap" style:vertical-align="middle"/>
      <style:paragraph-properties fo:text-align="center" fo:margin-left="0cm"/>
      <style:text-properties fo:color="#2a6099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none" fo:background-color="#ffffa6" style:text-align-source="fix" style:repeat-content="false" fo:wrap-option="no-wrap" fo:border-left="0.74pt solid #dee6ef" fo:border-right="none" fo:border-top="0.74pt solid #dee6ef" style:vertical-align="middle"/>
      <style:paragraph-properties fo:text-align="center" fo:margin-left="0cm"/>
      <style:text-properties fo:color="#729fcf" fo:font-size="12pt" style:text-underline-style="none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fo:border-bottom="0.74pt solid #dee6ef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ackground-color="#dee6ef" style:text-align-source="fix" style:repeat-content="false" fo:wrap-option="no-wrap" fo:border-left="0.74pt solid #dee6ef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74pt fine-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3" style:family="table-cell" style:parent-style-name="Default">
      <style:table-cell-properties fo:border-bottom="none" fo:background-color="#ffffa6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44" style:family="table-cell" style:parent-style-name="Default">
      <style:table-cell-properties fo:border-bottom="0.74pt dashed #dee6ef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74pt solid #dee6ef" style:text-align-source="fix" style:repeat-content="false" fo:wrap-option="no-wrap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49" style:family="table-cell" style:parent-style-name="Default">
      <style:table-cell-properties fo:border-bottom="none" fo:background-color="#ffffa6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ize="7pt" style:font-size-asian="7pt" style:font-size-complex="7pt"/>
    </style:style>
    <style:style style:name="ce53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54" style:family="table-cell" style:parent-style-name="Default">
      <style:table-cell-properties fo:border-bottom="0.74pt dashed #dee6ef" style:text-align-source="fix" style:repeat-content="false" fo:wrap-option="no-wrap" fo:border-left="0.74pt soli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57" style:family="table-cell" style:parent-style-name="Default">
      <style:table-cell-properties fo:border-bottom="none" fo:background-color="#ffffa6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fo:background-color="#ffffa6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</style:style>
    <style:style style:name="ce60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0.74pt dashed #dee6ef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63" style:family="table-cell" style:parent-style-name="Default" style:data-style-name="N110">
      <style:table-cell-properties fo:border-bottom="0.74pt dashed #dee6ef" style:text-align-source="fix" style:repeat-content="false" fo:wrap-option="no-wrap" fo:border-left="none" fo:border-right="0.74pt solid #dee6ef" fo:border-top="0.74pt dashed #dee6ef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64" style:family="table-cell" style:parent-style-name="Default" style:data-style-name="N110">
      <style:table-cell-properties fo:border-bottom="0.74pt dashed #dee6ef" style:text-align-source="fix" style:repeat-content="false" fo:wrap-option="no-wrap" fo:border-left="none" fo:border-right="0.74pt solid #dee6ef" fo:border-top="0.74pt dashed #dee6ef" style:vertical-align="middle"/>
      <style:paragraph-properties fo:text-align="start" fo:margin-left="0cm"/>
      <style:text-properties fo:color="#ff0000" fo:font-size="7pt" style:font-size-asian="7pt" style:font-size-complex="7pt"/>
    </style:style>
    <style:style style:name="ce65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</style:style>
    <style:style style:name="ce22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0.74pt dashed #dee6ef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35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70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71" style:family="table-cell" style:parent-style-name="Default" style:data-style-name="N3">
      <style:table-cell-properties fo:border-bottom="0.74pt dashed #dee6ef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24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color="#ff0000" fo:font-size="7pt" style:font-size-asian="7pt" style:font-size-complex="7pt"/>
    </style:style>
    <style:style style:name="ce61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0.74pt dashed #dee6ef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2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0.74pt solid #dee6ef" style:vertical-align="middle"/>
      <style:paragraph-properties fo:text-align="center" fo:margin-left="0cm"/>
      <style:text-properties fo:font-size="7pt" style:font-size-asian="7pt" style:font-size-complex="7pt"/>
    </style:style>
    <style:style style:name="ce67" style:family="table-cell" style:parent-style-name="Default">
      <style:table-cell-properties fo:background-color="#ffffd7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84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85" style:family="table-cell" style:parent-style-name="Default">
      <style:table-cell-properties fo:border-bottom="0.74pt dashed #dee6ef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8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7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fo:font-weight="normal" style:font-size-asian="7pt" style:font-weight-asian="normal" style:font-size-complex="7pt" style:font-weight-complex="normal"/>
    </style:style>
    <style:style style:name="ce74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75" style:family="table-cell" style:parent-style-name="Default">
      <style:table-cell-properties fo:background-color="#ffff00" style:text-align-source="fix" style:repeat-content="false" fo:wrap-option="no-wrap" fo:border="none" style:vertical-align="middle"/>
      <style:paragraph-properties fo:text-align="center" fo:margin-left="0cm"/>
      <style:text-properties fo:color="#c9211e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2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91" style:family="table-cell" style:parent-style-name="Default">
      <style:table-cell-properties fo:border-bottom="none" fo:background-color="#ffffa6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color="#2a6099"/>
    </style:style>
    <style:style style:name="ce34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color="#2a6099"/>
    </style:style>
    <style:style style:name="ce93" style:family="table-cell" style:parent-style-name="Default">
      <style:table-cell-properties fo:border-bottom="none" fo:background-color="#ffffa6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dee6ef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6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38" style:family="table-cell" style:parent-style-name="Default">
      <style:table-cell-properties fo:border-bottom="0.74pt solid #dee6ef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99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42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3" style:family="table-cell" style:parent-style-name="Default">
      <style:text-properties fo:font-size="7pt" style:font-size-asian="7pt" style:font-size-complex="7pt"/>
    </style:style>
    <style:style style:name="T1" style:family="text">
      <style:text-properties fo:font-size="10.5pt" fo:font-weight="normal" style:font-size-asian="10.5pt" style:font-size-complex="10.5pt" style:font-weight-asian="normal" style:font-weight-complex="normal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7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7pt" style:font-size-asian="7pt" style:font-name-complex="Lohit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5" style:family="text">
      <style:text-properties fo:font-size="7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7pt" style:font-size-asian="7pt" style:font-name-complex="Lohit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color="#800080"/>
    </style:style>
    <style:style style:name="T6" style:family="text">
      <style:text-properties fo:font-size="7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7pt" style:font-size-asian="7pt" style:font-name-complex="Lohit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color="#000000"/>
    </style:style>
    <style:style style:name="T7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tep 2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2" table:default-cell-style-name="ce2"/>
        <table:table-column table:style-name="co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4" table:number-columns-repeated="989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MP web-app</text:p>
            <text:p><text:span text:style-name="T1">step 2</text:span></text:p>
            <text:p/>
            <text:p><text:span text:style-name="T2">( version 5)</text:span></text:p>
          </table:table-cell>
          <table:covered-table-cell table:style-name="ce1"/>
          <table:covered-table-cell table:number-columns-repeated="32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3">
          <table:table-cell table:style-name="ce12" office:value-type="string" calcext:value-type="string" table:number-columns-spanned="34" table:number-rows-spanned="1">
            <text:p>INFORMAÇÕES GERAIS</text:p>
          </table:table-cell>
          <table:covered-table-cell table:style-name="ce33"/>
          <table:covered-table-cell table:style-name="ce49" office:value-type="string" calcext:value-type="string">
            <text:p>SOBRE</text:p>
          </table:covered-table-cell>
          <table:covered-table-cell table:number-columns-repeated="13" table:style-name="ce33"/>
          <table:covered-table-cell table:style-name="ce57"/>
          <table:covered-table-cell table:style-name="ce33"/>
          <table:covered-table-cell table:number-columns-repeated="11" table:style-name="ce59"/>
          <table:covered-table-cell table:style-name="ce91" office:value-type="string" calcext:value-type="string">
            <text:p>0.1.14</text:p>
          </table:covered-table-cell>
          <table:covered-table-cell table:number-columns-repeated="3" table:style-name="ce59"/>
          <table:covered-table-cell table:style-name="ce93"/>
          <table:table-cell table:number-columns-repeated="990"/>
        </table:table-row>
        <table:table-row table:style-name="ro4">
          <table:table-cell table:style-name="ce5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 table:number-columns-spanned="32" table:number-rows-spanned="1">
            <text:p>Para todas funções, necessário validar se usuário logado possui permissão para atividade requisitada</text:p>
          </table:table-cell>
          <table:covered-table-cell table:number-columns-repeated="4" table:style-name="ce40"/>
          <table:covered-table-cell table:style-name="ce53"/>
          <table:covered-table-cell table:number-columns-repeated="10" table:style-name="ce40"/>
          <table:covered-table-cell table:style-name="ce60"/>
          <table:covered-table-cell table:style-name="ce70"/>
          <table:covered-table-cell table:style-name="ce53"/>
          <table:covered-table-cell table:style-name="ce40"/>
          <table:covered-table-cell table:style-name="ce84"/>
          <table:covered-table-cell table:number-columns-repeated="9" table:style-name="ce40"/>
          <table:covered-table-cell table:style-name="ce60"/>
          <table:covered-table-cell table:style-name="ce70"/>
          <table:table-cell table:style-name="ce48" table:number-columns-repeated="989"/>
          <table:table-cell table:style-name="ce43"/>
        </table:table-row>
        <table:table-row table:style-name="ro4">
          <table:table-cell table:style-name="ce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 table:number-columns-spanned="32" table:number-rows-spanned="1">
            <text:p>Para todas as tabelas, faz necessario validar todas chaves estrangeiras, se existem e se são válidas (ativas no sistema)</text:p>
          </table:table-cell>
          <table:covered-table-cell table:number-columns-repeated="4" table:style-name="ce44"/>
          <table:covered-table-cell table:style-name="ce54"/>
          <table:covered-table-cell table:number-columns-repeated="10" table:style-name="ce44"/>
          <table:covered-table-cell table:style-name="ce63"/>
          <table:covered-table-cell table:style-name="ce71"/>
          <table:covered-table-cell table:style-name="ce54"/>
          <table:covered-table-cell table:style-name="ce44"/>
          <table:covered-table-cell table:style-name="ce85"/>
          <table:covered-table-cell table:number-columns-repeated="9" table:style-name="ce44"/>
          <table:covered-table-cell table:style-name="ce63"/>
          <table:covered-table-cell table:style-name="ce71"/>
          <table:table-cell table:style-name="ce48" table:number-columns-repeated="989"/>
          <table:table-cell table:style-name="ce43"/>
        </table:table-row>
        <table:table-row table:style-name="ro4">
          <table:table-cell table:style-name="ce5"/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 table:number-columns-spanned="32" table:number-rows-spanned="1">
            <text:p>Para as listagem, quer geral (todos registros) ou única (individual) será retornado o objeto completo de todos os dados da tabela para cada relacionamento <text:span text:style-name="T3">(1:1)</text:span>. Ex.: Cidade, Departamento, Funçao, etc</text:p>
          </table:table-cell>
          <table:covered-table-cell table:number-columns-repeated="4" table:style-name="ce44"/>
          <table:covered-table-cell table:style-name="ce54"/>
          <table:covered-table-cell table:number-columns-repeated="10" table:style-name="ce44"/>
          <table:covered-table-cell table:style-name="ce63"/>
          <table:covered-table-cell table:style-name="ce71"/>
          <table:covered-table-cell table:style-name="ce54"/>
          <table:covered-table-cell table:style-name="ce44"/>
          <table:covered-table-cell table:style-name="ce85"/>
          <table:covered-table-cell table:number-columns-repeated="9" table:style-name="ce44"/>
          <table:covered-table-cell table:style-name="ce63"/>
          <table:covered-table-cell table:style-name="ce71"/>
          <table:table-cell table:style-name="ce48" table:number-columns-repeated="989"/>
          <table:table-cell table:style-name="ce43"/>
        </table:table-row>
        <table:table-row table:style-name="ro4">
          <table:table-cell table:style-name="ce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 table:number-columns-spanned="32" table:number-rows-spanned="1">
            <text:p>Sempre validarmos se todos campos obrigatórios foram preenchidos/enviados para o servidor, e avisar o cliente quais campos são necesários para prosseguir. (Colocar * vermelho nos itens obrigatórios)</text:p>
          </table:table-cell>
          <table:covered-table-cell table:number-columns-repeated="4" table:style-name="ce44"/>
          <table:covered-table-cell table:style-name="ce54"/>
          <table:covered-table-cell table:number-columns-repeated="10" table:style-name="ce44"/>
          <table:covered-table-cell table:style-name="ce63"/>
          <table:covered-table-cell table:style-name="ce71"/>
          <table:covered-table-cell table:style-name="ce54"/>
          <table:covered-table-cell table:style-name="ce44"/>
          <table:covered-table-cell table:style-name="ce85"/>
          <table:covered-table-cell table:number-columns-repeated="9" table:style-name="ce44"/>
          <table:covered-table-cell table:style-name="ce63"/>
          <table:covered-table-cell table:style-name="ce71"/>
          <table:table-cell table:style-name="ce48" table:number-columns-repeated="989"/>
          <table:table-cell table:style-name="ce43"/>
        </table:table-row>
        <table:table-row table:style-name="ro4">
          <table:table-cell table:style-name="ce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 table:number-columns-spanned="32" table:number-rows-spanned="1">
            <text:p><text:span text:style-name="T4">Sempre que um usuaário abrir uma tela, verificar a requisição GET </text:span><text:span text:style-name="T5">/api/auth</text:span><text:span text:style-name="T6"> (apenas quando estiver implantada no final dessa etapa)</text:span></text:p>
          </table:table-cell>
          <table:covered-table-cell table:number-columns-repeated="4" table:style-name="ce44"/>
          <table:covered-table-cell table:style-name="ce54"/>
          <table:covered-table-cell table:number-columns-repeated="10" table:style-name="ce44"/>
          <table:covered-table-cell table:style-name="ce64"/>
          <table:covered-table-cell table:style-name="ce71"/>
          <table:covered-table-cell table:style-name="ce54"/>
          <table:covered-table-cell table:style-name="ce44"/>
          <table:covered-table-cell table:style-name="ce85"/>
          <table:covered-table-cell table:number-columns-repeated="9" table:style-name="ce44"/>
          <table:covered-table-cell table:style-name="ce64"/>
          <table:covered-table-cell table:style-name="ce71"/>
          <table:table-cell table:style-name="ce48" table:number-columns-repeated="989"/>
          <table:table-cell table:style-name="ce43"/>
        </table:table-row>
        <table:table-row table:style-name="ro4">
          <table:table-cell table:style-name="ce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 table:number-columns-spanned="32" table:number-rows-spanned="1">
            <text:p><text:span text:style-name="T7">Quando o usuaŕio abrir alguma tela, verificar se ele tem permissão para isso, pela requisição GET </text:span><text:span text:style-name="T8">/api/users/permission/{usePerId}  </text:span><text:span text:style-name="T9">(apenas quando estiver implantada no final dessa etapa)</text:span></text:p>
          </table:table-cell>
          <table:covered-table-cell table:number-columns-repeated="4" table:style-name="ce44"/>
          <table:covered-table-cell table:style-name="ce54"/>
          <table:covered-table-cell table:number-columns-repeated="10" table:style-name="ce44"/>
          <table:covered-table-cell table:style-name="ce64"/>
          <table:covered-table-cell table:style-name="ce71"/>
          <table:covered-table-cell table:style-name="ce54"/>
          <table:covered-table-cell table:style-name="ce44"/>
          <table:covered-table-cell table:style-name="ce85"/>
          <table:covered-table-cell table:number-columns-repeated="9" table:style-name="ce44"/>
          <table:covered-table-cell table:style-name="ce64"/>
          <table:covered-table-cell table:style-name="ce71"/>
          <table:table-cell table:style-name="ce48" table:number-columns-repeated="989"/>
          <table:table-cell table:style-name="ce43"/>
        </table:table-row>
        <table:table-row table:style-name="ro4">
          <table:table-cell table:style-name="ce5"/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 table:number-columns-spanned="32" table:number-rows-spanned="1">
            <text:p>Sempre gerar LOG de toda requsição que o usuário solicitar, assim como modeli já implantado no backend</text:p>
          </table:table-cell>
          <table:covered-table-cell table:number-columns-repeated="4" table:style-name="ce44"/>
          <table:covered-table-cell table:style-name="ce54"/>
          <table:covered-table-cell table:number-columns-repeated="10" table:style-name="ce44"/>
          <table:covered-table-cell table:style-name="ce64"/>
          <table:covered-table-cell table:style-name="ce71"/>
          <table:covered-table-cell table:style-name="ce54"/>
          <table:covered-table-cell table:style-name="ce44"/>
          <table:covered-table-cell table:style-name="ce85"/>
          <table:covered-table-cell table:number-columns-repeated="9" table:style-name="ce44"/>
          <table:covered-table-cell table:style-name="ce64"/>
          <table:covered-table-cell table:style-name="ce71"/>
          <table:table-cell table:style-name="ce48" table:number-columns-repeated="989"/>
          <table:table-cell table:style-name="ce43"/>
        </table:table-row>
        <table:table-row table:style-name="ro4">
          <table:table-cell table:style-name="ce5"/>
          <table:table-cell table:style-name="ce44"/>
          <table:table-cell table:style-name="ce44" table:number-columns-spanned="32" table:number-rows-spanned="1"/>
          <table:covered-table-cell table:number-columns-repeated="4" table:style-name="ce44"/>
          <table:covered-table-cell table:style-name="ce54"/>
          <table:covered-table-cell table:number-columns-repeated="10" table:style-name="ce44"/>
          <table:covered-table-cell table:style-name="ce64"/>
          <table:covered-table-cell table:style-name="ce71"/>
          <table:covered-table-cell table:style-name="ce54"/>
          <table:covered-table-cell table:style-name="ce44"/>
          <table:covered-table-cell table:style-name="ce85"/>
          <table:covered-table-cell table:number-columns-repeated="9" table:style-name="ce44"/>
          <table:covered-table-cell table:style-name="ce64"/>
          <table:covered-table-cell table:style-name="ce71"/>
          <table:table-cell table:style-name="ce48" table:number-columns-repeated="989"/>
          <table:table-cell table:style-name="ce43"/>
        </table:table-row>
        <table:table-row table:style-name="ro4">
          <table:table-cell table:style-name="ce5"/>
          <table:table-cell table:style-name="ce44"/>
          <table:table-cell table:style-name="ce44" table:number-columns-spanned="32" table:number-rows-spanned="1"/>
          <table:covered-table-cell table:number-columns-repeated="4" table:style-name="ce44"/>
          <table:covered-table-cell table:style-name="ce54"/>
          <table:covered-table-cell table:number-columns-repeated="10" table:style-name="ce44"/>
          <table:covered-table-cell table:style-name="ce64"/>
          <table:covered-table-cell table:style-name="ce71"/>
          <table:covered-table-cell table:style-name="ce54"/>
          <table:covered-table-cell table:style-name="ce44"/>
          <table:covered-table-cell table:style-name="ce85"/>
          <table:covered-table-cell table:number-columns-repeated="9" table:style-name="ce44"/>
          <table:covered-table-cell table:style-name="ce64"/>
          <table:covered-table-cell table:style-name="ce71"/>
          <table:table-cell table:style-name="ce48" table:number-columns-repeated="989"/>
          <table:table-cell table:style-name="ce43"/>
        </table:table-row>
        <table:table-row table:style-name="ro4">
          <table:table-cell table:style-name="ce5"/>
          <table:table-cell table:style-name="ce44"/>
          <table:table-cell table:style-name="ce44" table:number-columns-spanned="32" table:number-rows-spanned="1"/>
          <table:covered-table-cell table:number-columns-repeated="4" table:style-name="ce44"/>
          <table:covered-table-cell table:style-name="ce54"/>
          <table:covered-table-cell table:number-columns-repeated="10" table:style-name="ce44"/>
          <table:covered-table-cell table:style-name="ce64"/>
          <table:covered-table-cell table:style-name="ce71"/>
          <table:covered-table-cell table:style-name="ce54"/>
          <table:covered-table-cell table:style-name="ce44"/>
          <table:covered-table-cell table:style-name="ce85"/>
          <table:covered-table-cell table:number-columns-repeated="9" table:style-name="ce44"/>
          <table:covered-table-cell table:style-name="ce64"/>
          <table:covered-table-cell table:style-name="ce71"/>
          <table:table-cell table:style-name="ce48" table:number-columns-repeated="989"/>
          <table:table-cell table:style-name="ce43"/>
        </table:table-row>
        <table:table-row table:style-name="ro4">
          <table:table-cell table:style-name="ce6"/>
          <table:table-cell table:style-name="ce13" table:number-columns-repeated="32"/>
          <table:table-cell table:style-name="ce94"/>
          <table:table-cell table:style-name="ce48" table:number-columns-repeated="989"/>
          <table:table-cell table:style-name="ce43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SOBRE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65" table:number-columns-repeated="11"/>
          <table:table-cell table:style-name="ce34" office:value-type="string" calcext:value-type="string" table:number-columns-spanned="4" table:number-rows-spanned="1">
            <text:p>0.1.14</text:p>
          </table:table-cell>
          <table:covered-table-cell table:number-columns-repeated="3" table:style-name="ce65"/>
          <table:table-cell table:style-name="ce36"/>
          <table:table-cell table:number-columns-repeated="990"/>
        </table:table-row>
        <table:table-row table:style-name="ro5">
          <table:table-cell table:style-name="ce4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5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5" office:value-type="string" calcext:value-type="string" table:number-columns-spanned="14" table:number-rows-spanned="1">
            <text:p>BACKEND</text:p>
          </table:table-cell>
          <table:covered-table-cell table:style-name="ce28"/>
          <table:covered-table-cell table:number-columns-repeated="11" table:style-name="ce16"/>
          <table:covered-table-cell table:style-name="ce37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sobre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0" office:value-type="string" calcext:value-type="string">
            <text:p>GET</text:p>
          </table:table-cell>
          <table:table-cell table:style-name="ce84" office:value-type="string" calcext:value-type="string">
            <text:p>/api/public/about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4">
          <table:table-cell table:style-name="ce6"/>
          <table:table-cell table:style-name="ce13"/>
          <table:table-cell table:style-name="ce13" office:value-type="string" calcext:value-type="string">
            <text:p>Sobre</text:p>
          </table:table-cell>
          <table:table-cell table:style-name="ce13" table:number-columns-repeated="4"/>
          <table:table-cell table:style-name="ce6"/>
          <table:table-cell table:style-name="ce13"/>
          <table:table-cell table:style-name="ce13" office:value-type="string" calcext:value-type="string">
            <text:p>Apenas visualizar dados</text:p>
          </table:table-cell>
          <table:table-cell table:style-name="ce13" table:number-columns-repeated="10"/>
          <table:table-cell table:style-name="ce6"/>
          <table:table-cell table:style-name="ce13"/>
          <table:table-cell table:style-name="ce13" office:value-type="string" calcext:value-type="string">
            <text:p>Retornar todos dados SYSTEM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4">
          <table:table-cell table:style-name="ce7" table:number-columns-repeated="35"/>
          <table:table-cell table:number-columns-repeated="989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CONFIGURAÇÕ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65" table:number-columns-repeated="11"/>
          <table:table-cell table:style-name="ce34" office:value-type="string" calcext:value-type="string" table:number-columns-spanned="4" table:number-rows-spanned="1">
            <text:p>0.1.17</text:p>
          </table:table-cell>
          <table:covered-table-cell table:number-columns-repeated="3" table:style-name="ce65"/>
          <table:table-cell table:style-name="ce36"/>
          <table:table-cell table:number-columns-repeated="990"/>
        </table:table-row>
        <table:table-row table:style-name="ro5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5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5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configuracoes/localidades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0" office:value-type="string" calcext:value-type="string">
            <text:p>GET</text:p>
          </table:table-cell>
          <table:table-cell table:style-name="ce84" office:value-type="string" calcext:value-type="string">
            <text:p>/api/public/countries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Visualizaççao com tabs “Paises” / “Estados” / “Cidades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COUNTRIE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Localidade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17" office:value-type="string" calcext:value-type="string">
            <text:p>Abrir tela na tab “Estados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public/state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Cada tab, listar os dados vindos do banco de dados em tabel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STATE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public/citie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CITIE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configuracoes/permissoes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0" office:value-type="string" calcext:value-type="string">
            <text:p>GET</text:p>
          </table:table-cell>
          <table:table-cell table:style-name="ce84" office:value-type="string" calcext:value-type="string">
            <text:p>/api/public/permissions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41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Tabela com todas as permissões do sistem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PERMISSION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Permissões</text:p>
          </table:table-cell>
          <table:table-cell table:style-name="ce48" table:number-columns-repeated="3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/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configuracoes/colaboradores</text:p>
          </table:table-cell>
          <table:table-cell table:style-name="ce40" table:number-columns-repeated="9"/>
          <table:table-cell table:style-name="ce22" table:number-columns-spanned="2" table:number-rows-spanned="1"/>
          <table:covered-table-cell table:style-name="ce24"/>
          <table:table-cell table:style-name="ce19"/>
          <table:table-cell table:style-name="ce40" office:value-type="string" calcext:value-type="string">
            <text:p>POST</text:p>
          </table:table-cell>
          <table:table-cell table:style-name="ce84" office:value-type="string" calcext:value-type="string">
            <text:p>/api/config/employees/departments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Z001</text:p>
          </table:table-cell>
          <table:covered-table-cell table:style-name="ce41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Visualização com tabs “Departamento” / “Função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departamento 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olaboradore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17" office:value-type="string" calcext:value-type="string">
            <text:p>TAB: Departamento</text:p>
          </table:table-cell>
          <table:table-cell table:style-name="ce48" table:number-columns-repeated="8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CONFIG_EMPLOYEES_DEPARTMENTS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Lis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config/employees/department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Visualiz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mpleto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Edi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config/employees/departments/{d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Cadastr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 apenas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Cada departamento, possui as suas funções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86" office:value-type="string" calcext:value-type="string">
            <text:p>/api/config/employees/departments/{d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TAB: Funçoes</text:p>
          </table:table-cell>
          <table:table-cell table:style-name="ce48" table:number-columns-repeated="8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Edita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Lis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public/employees/department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Visualiz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epartamentos <text:s/>(dados resumidos)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Edi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86" office:value-type="string" calcext:value-type="string">
            <text:p>/api/config/employees/departments/{depId}/occupation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Cadastr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a funçao para um departament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NFIG_EMPLOYEES_OCCUPATIONS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config/employees/occupation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mpleto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Incluido objeto completo CONFIG_EMPLOYEES_DEPARTMENT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config/employees/departments/{depId}/occupation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mpletos filtrador pelo id do department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Incluido objeto completo CONFIG_EMPLOYEES_DEPARTMENT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config/employees/departments/{depId}/occupations/{occ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 apenas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86" office:value-type="string" calcext:value-type="string">
            <text:p>/api/config/employees/departments/{depId}/occupations/{occ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public/employees/occupation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Retornar todos departamentos (dados resumidos)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4">
          <table:table-cell table:style-name="ce7" table:number-columns-repeated="35"/>
          <table:table-cell table:number-columns-repeated="989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EMPRESA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65" table:number-columns-repeated="11"/>
          <table:table-cell table:style-name="ce34" office:value-type="string" calcext:value-type="string" table:number-columns-spanned="4" table:number-rows-spanned="1">
            <text:p>0.1.18</text:p>
          </table:table-cell>
          <table:covered-table-cell table:number-columns-repeated="3" table:style-name="ce65"/>
          <table:table-cell table:style-name="ce36"/>
          <table:table-cell table:number-columns-repeated="990"/>
        </table:table-row>
        <table:table-row table:style-name="ro5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5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5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configuracoes/empresas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19"/>
          <table:table-cell table:style-name="ce40" office:value-type="string" calcext:value-type="string">
            <text:p>GET</text:p>
          </table:table-cell>
          <table:table-cell table:style-name="ce84" office:value-type="string" calcext:value-type="string">
            <text:p>/api/companies-main/1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Empresa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configuracoes/empresa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A004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COMPANIES_MAIN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86" office:value-type="string" calcext:value-type="string">
            <text:p>/api/companies-main/1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A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Edita um registro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4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UNIDAD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65" table:number-columns-repeated="11"/>
          <table:table-cell table:style-name="ce34" office:value-type="string" calcext:value-type="string" table:number-columns-spanned="4" table:number-rows-spanned="1">
            <text:p>0.1.19</text:p>
          </table:table-cell>
          <table:covered-table-cell table:number-columns-repeated="3" table:style-name="ce65"/>
          <table:table-cell table:style-name="ce36"/>
          <table:table-cell table:number-columns-repeated="990"/>
        </table:table-row>
        <table:table-row table:style-name="ro5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5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5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unidades/create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B001</text:p>
          </table:table-cell>
          <table:covered-table-cell table:style-name="ce24"/>
          <table:table-cell table:style-name="ce61" office:value-type="string" calcext:value-type="string" table:number-columns-spanned="14" table:number-rows-spanned="1">
            <text:p>GERAL</text:p>
          </table:table-cell>
          <table:covered-table-cell table:style-name="ce30"/>
          <table:covered-table-cell table:style-name="ce84"/>
          <table:covered-table-cell table:number-columns-repeated="9" table:style-name="ce40"/>
          <table:covered-table-cell table:style-name="ce60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Cadastr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86" office:value-type="string" calcext:value-type="string">
            <text:p>/api/companie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B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Unidades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unidad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73" office:value-type="string" calcext:value-type="string">
            <text:p>/api/compani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7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PUT</text:p>
          </table:table-cell>
          <table:table-cell table:style-name="ce7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tivar/Desativ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Todos os campos, exceto statu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TABS: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7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Gera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Responsave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apenas status (true/false)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Tabela listando todos</text:p>
          </table:table-cell>
          <table:table-cell table:style-name="ce48" table:number-columns-repeated="8"/>
          <table:table-cell table:style-name="ce17"/>
          <table:table-cell table:style-name="ce62" office:value-type="string" calcext:value-type="string" table:number-columns-spanned="14" table:number-rows-spanned="1">
            <text:p>RESPONSAVEL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86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Modal cadastrar, visualizar, editar, desativ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86" office:value-type="string" calcext:value-type="string">
            <text:p>/api/companies/{comId}/representative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rquivos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responsavel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Listagem em icones por tipo de extensão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_REPRESENTATIVE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2"/>
          <table:table-cell table:style-name="ce48" office:value-type="string" calcext:value-type="string">
            <text:p>pdf, word, excel, imagens, audio, video</text:p>
          </table:table-cell>
          <table:table-cell table:style-name="ce48" table:number-columns-repeated="7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companies/{comId}/representativ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Adicionar (upload)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Remove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86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Todos os campos, exceto statu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86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apenas status (true/false)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62" office:value-type="string" calcext:value-type="string" table:number-columns-spanned="14" table:number-rows-spanned="1">
            <text:p>ARQUIVOS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86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86" office:value-type="string" calcext:value-type="string">
            <text:p>/api/companies/{comId}/file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arquiv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pdf, word, excel, imagens, audio, vide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_FIL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companies/{comId}/fil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arquivos 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penas com status true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companies/{com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Download de um arquiv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penas com status true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86" office:value-type="string" calcext:value-type="string">
            <text:p>/api/companies/{com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arquiv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Atualiza apenas status (true/false)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4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COLABORADOR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65" table:number-columns-repeated="11"/>
          <table:table-cell table:style-name="ce34" office:value-type="string" calcext:value-type="string" table:number-columns-spanned="4" table:number-rows-spanned="1">
            <text:p>0.1.23</text:p>
          </table:table-cell>
          <table:covered-table-cell table:number-columns-repeated="3" table:style-name="ce65"/>
          <table:table-cell table:style-name="ce36"/>
          <table:table-cell table:number-columns-repeated="990"/>
        </table:table-row>
        <table:table-row table:style-name="ro5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5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5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colaboradores/create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C001</text:p>
          </table:table-cell>
          <table:covered-table-cell table:style-name="ce24"/>
          <table:table-cell table:style-name="ce61" office:value-type="string" calcext:value-type="string" table:number-columns-spanned="14" table:number-rows-spanned="1">
            <text:p>GERAL</text:p>
          </table:table-cell>
          <table:covered-table-cell table:style-name="ce30"/>
          <table:covered-table-cell table:style-name="ce84"/>
          <table:covered-table-cell table:number-columns-repeated="9" table:style-name="ce40"/>
          <table:covered-table-cell table:style-name="ce60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Cadastr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86" office:value-type="string" calcext:value-type="string">
            <text:p>/api/employee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C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olaboradores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colaborador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MPLOYE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73" office:value-type="string" calcext:value-type="string">
            <text:p>/api/employe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4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7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PUT</text:p>
          </table:table-cell>
          <table:table-cell table:style-name="ce7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tivar/Desativ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TABS: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Todos os campos, exceto statu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Gera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7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rquivos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Listagem em icones por tipo de extensão</text:p>
          </table:table-cell>
          <table:table-cell table:style-name="ce48" table:number-columns-repeated="8"/>
          <table:table-cell table:style-name="ce17"/>
          <table:table-cell table:style-name="ce62" office:value-type="string" calcext:value-type="string" table:number-columns-spanned="14" table:number-rows-spanned="1">
            <text:p>ARQUIVOS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86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Adicion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86" office:value-type="string" calcext:value-type="string">
            <text:p>/api/employees/{empId}/file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Remove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arquiv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ogin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MPLOYEES_FIL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17" office:value-type="string" calcext:value-type="string">
            <text:p>Apenas exibiremos as informações (anexo employees-2-view-login)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employees/{empId}/fil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OGs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arquivos 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employees/{emp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Download de um arquiv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86" office:value-type="string" calcext:value-type="string">
            <text:p>/api/employees/{emp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arquiv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penas com status true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62" office:value-type="string" calcext:value-type="string" table:number-columns-spanned="14" table:number-rows-spanned="1">
            <text:p>USER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86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employees/{empId}/user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já possui usuário, se sim, retorna as informaçõe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penas exibiremos as informações (anexo employees-2-view-login)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USERS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62" office:value-type="string" calcext:value-type="string" table:number-columns-spanned="14" table:number-rows-spanned="1">
            <text:p>LOGS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86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[implementado no próximo modulo]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 todos os logs do usuário no banco de dados ordenadas por data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Mais rescente para mais antiga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 table:number-columns-repeated="12"/>
          <table:table-cell table:style-name="ce38"/>
          <table:table-cell table:style-name="ce48" table:number-columns-repeated="989"/>
          <table:table-cell table:style-name="ce43"/>
        </table:table-row>
        <table:table-row table:style-name="ro4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USUARIO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65" table:number-columns-repeated="11"/>
          <table:table-cell table:style-name="ce34" office:value-type="string" calcext:value-type="string" table:number-columns-spanned="4" table:number-rows-spanned="1">
            <text:p>0.1.26</text:p>
          </table:table-cell>
          <table:covered-table-cell table:number-columns-repeated="3" table:style-name="ce65"/>
          <table:table-cell table:style-name="ce36"/>
          <table:table-cell table:number-columns-repeated="990"/>
        </table:table-row>
        <table:table-row table:style-name="ro5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5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5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usuarios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D002</text:p>
          </table:table-cell>
          <table:covered-table-cell table:style-name="ce24"/>
          <table:table-cell table:style-name="ce61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84"/>
          <table:covered-table-cell table:number-columns-repeated="9" table:style-name="ce40"/>
          <table:covered-table-cell table:style-name="ce60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86" office:value-type="string" calcext:value-type="string">
            <text:p>/api/user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D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Usuário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48" office:value-type="string" calcext:value-type="string">
            <text:p>Ao clicar, é direcionado para tela de colaboradores que usuário</text:p>
          </table:table-cell>
          <table:table-cell table:style-name="ce48" table:number-columns-repeated="8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stá registrado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USER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4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73" office:value-type="string" calcext:value-type="string">
            <text:p>/api/user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ogin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17" office:value-type="string" calcext:value-type="string">
            <text:p>Botao para alterar e liberar a ediçao</text:p>
          </table:table-cell>
          <table:table-cell table:style-name="ce48" table:number-columns-repeated="7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73" office:value-type="string" calcext:value-type="string">
            <text:p>/api/users/{use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(anexo employees-2-view-login)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73" office:value-type="string" calcext:value-type="string">
            <text:p>/api/users/{useId}/log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Alterar permissão do usuário para Unidade</text:p>
          </table:table-cell>
          <table:table-cell table:style-name="ce48" table:number-columns-repeated="7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Lista todos os logs do usuário no banco de dados ordenadas por data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Mais rescente para mais antiga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17" office:value-type="string" calcext:value-type="string">
            <text:p>Reseta a senha, e envia senha temporaria por e-mail</text:p>
          </table:table-cell>
          <table:table-cell table:style-name="ce48" table:number-columns-repeated="7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PATCH</text:p>
          </table:table-cell>
          <table:table-cell table:style-name="ce73" office:value-type="string" calcext:value-type="string">
            <text:p>/api/users/{useId}/compani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17" office:value-type="string" calcext:value-type="string">
            <text:p>Obriga o usuário a redefinir em seu primeiro acesso ao sistema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permissão do usuário para Unidade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Sempre: Todas Unidades ou Unidade de registr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Atualiza persmissões do usuário</text:p>
          </table:table-cell>
          <table:table-cell table:style-name="ce48" table:number-columns-repeated="7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PATCH</text:p>
          </table:table-cell>
          <table:table-cell table:style-name="ce73" office:value-type="string" calcext:value-type="string">
            <text:p>/api/users/{useId}/password/generate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17" office:value-type="string" calcext:value-type="string">
            <text:p>Atualiza a permissão do usuário (uma por vez)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seta a senha do usuário, e envia senha temporaria por e-mail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Obriga o usuário a redefinir em seu primeiro acesso ao sistema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17" office:value-type="string" calcext:value-type="string">
            <text:p>Atualiza o nickname do usuario</text:p>
          </table:table-cell>
          <table:table-cell table:style-name="ce48" table:number-columns-repeated="7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PATCH</text:p>
          </table:table-cell>
          <table:table-cell table:style-name="ce73" office:value-type="string" calcext:value-type="string">
            <text:p>/api/users/{useId}/permission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a permissão do usuário (uma por vez)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Desativar Usuário</text:p>
          </table:table-cell>
          <table:table-cell table:style-name="ce48" table:number-columns-repeated="7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Ex.: A001 ou A002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17" office:value-type="string" calcext:value-type="string">
            <text:p>Um colaborador pode estar ativo, e estar inativo em seu usuário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73" office:value-type="string" calcext:value-type="string">
            <text:p>/api/users/{useId}/nickname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17" office:value-type="string" calcext:value-type="string">
            <text:p>Se um colaborador for inativado, tera seu usuário tambem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o nickname do usuari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73" office:value-type="string" calcext:value-type="string">
            <text:p>/api/users/{useId}/statu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6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/>
          <table:table-cell table:style-name="ce48" office:value-type="string" calcext:value-type="string">
            <text:p>Ativar usuário</text:p>
          </table:table-cell>
          <table:table-cell table:style-name="ce48" table:number-columns-repeated="7"/>
          <table:table-cell table:style-name="ce23" office:value-type="string" calcext:value-type="string" table:number-columns-spanned="2" table:number-rows-spanned="1">
            <text:p>D001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tualiza o status do usuario (true/false)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/>
          <table:table-cell table:style-name="ce17" office:value-type="string" calcext:value-type="string">
            <text:p>Precisa de alguém com permissão de adicionar usuário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Necessário ter sido cadastrado o usuário em outro momento para ativar novamente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/>
          <table:table-cell table:style-name="ce17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Um colaborador pode estar ativo, e estar inativo em seu usuári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17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Se um colaborador for inativado, automaticamente seu usuário será tambem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67" office:value-type="string" calcext:value-type="string">
            <text:p>GET</text:p>
          </table:table-cell>
          <table:table-cell table:style-name="ce74" office:value-type="string" calcext:value-type="string">
            <text:p>/api/auth</text:p>
          </table:table-cell>
          <table:table-cell table:style-name="ce6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está logado, se sim, retorna os dados do usuário logado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75" office:value-type="string" calcext:value-type="string" table:number-columns-spanned="3" table:number-rows-spanned="1">
            <text:p>IMPORTANTE</text:p>
          </table:table-cell>
          <table:covered-table-cell table:number-columns-repeated="2" table:style-name="ce72"/>
          <table:table-cell table:style-name="ce48" table:number-columns-repeated="7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Sempre que o usuário abrir alguma tela, fazer essa consulta, para </text:p>
          </table:table-cell>
          <table:table-cell table:style-name="ce48" table:number-columns-repeated="9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86"/>
          <table:table-cell table:style-name="ce48" office:value-type="string" calcext:value-type="string">
            <text:p>preencher os dados em tela, e consultar as persmissões que</text:p>
          </table:table-cell>
          <table:table-cell table:style-name="ce48" table:number-columns-repeated="8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ada usuário possui</text:p>
          </table:table-cell>
          <table:table-cell table:style-name="ce48" table:number-columns-repeated="9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86" office:value-type="string" calcext:value-type="string">
            <text:p>/api/users/permission/{usePerId}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logado possui alguma permissão especifica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Utilizada para saber se exibe ou não determinada tela para usuário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4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AUTH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65" table:number-columns-repeated="11"/>
          <table:table-cell table:style-name="ce34" office:value-type="string" calcext:value-type="string" table:number-columns-spanned="4" table:number-rows-spanned="1">
            <text:p>0.1.28</text:p>
          </table:table-cell>
          <table:covered-table-cell table:number-columns-repeated="3" table:style-name="ce65"/>
          <table:table-cell table:style-name="ce36"/>
          <table:table-cell table:number-columns-repeated="990"/>
        </table:table-row>
        <table:table-row table:style-name="ro5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5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5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Login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login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61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84"/>
          <table:covered-table-cell table:number-columns-repeated="9" table:style-name="ce40"/>
          <table:covered-table-cell table:style-name="ce60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 office:value-type="string" calcext:value-type="string">
            <text:p>Logout</text:p>
          </table:table-cell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86" office:value-type="string" calcext:value-type="string">
            <text:p>/auth/login</text:p>
          </table:table-cell>
          <table:table-cell table:style-name="ce1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 office:value-type="string" calcext:value-type="string">
            <text:p>Reset Password</text:p>
          </table:table-cell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resetar-senha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Realiza login na plataforma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Usuário solicita nova senh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86" office:value-type="string" calcext:value-type="string">
            <text:p>/auth/logout</text:p>
          </table:table-cell>
          <table:table-cell table:style-name="ce1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atualizar-senha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Realiza logout na plataforma</text:p>
          </table:table-cell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Usuário digita senha temporaria enviado pelo e-mai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73" office:value-type="string" calcext:value-type="string">
            <text:p>/api/users/password/reset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scolhe nova senh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73"/>
          <table:table-cell table:style-name="ce48" table:number-columns-repeated="10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logout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67" office:value-type="string" calcext:value-type="string">
            <text:p>JWT</text:p>
          </table:table-cell>
          <table:table-cell table:style-name="ce74" office:value-type="string" calcext:value-type="string">
            <text:p>Integração com token e crypto-js</text:p>
          </table:table-cell>
          <table:table-cell table:style-name="ce67" table:number-columns-repeated="9"/>
          <table:table-cell table:style-name="ce48"/>
          <table:table-cell table:style-name="ce99"/>
          <table:table-cell table:style-name="ce48" table:number-columns-repeated="989"/>
          <table:table-cell table:style-name="ce43"/>
        </table:table-row>
        <table:table-row table:style-name="ro4">
          <table:table-cell table:style-name="ce6"/>
          <table:table-cell table:style-name="ce13" table:number-columns-repeated="6"/>
          <table:table-cell table:style-name="ce6"/>
          <table:table-cell table:style-name="ce13"/>
          <table:table-cell table:style-name="ce13" office:value-type="string" calcext:value-type="string">
            <text:p>Destoi o cookies e token</text:p>
          </table:table-cell>
          <table:table-cell table:style-name="ce13" table:number-columns-repeated="10"/>
          <table:table-cell table:style-name="ce6"/>
          <table:table-cell table:style-name="ce13" table:number-columns-repeated="12"/>
          <table:table-cell table:style-name="ce38"/>
          <table:table-cell table:style-name="ce48" table:number-columns-repeated="989"/>
          <table:table-cell table:style-name="ce43"/>
        </table:table-row>
        <table:table-row table:style-name="ro4" table:number-rows-repeated="111">
          <table:table-cell table:number-columns-repeated="1024"/>
        </table:table-row>
        <table:table-row table:style-name="ro6" table:number-rows-repeated="10482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Step 2'.A1:'Step 2'.R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50:51.872706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8:07:45.434999880</meta:creation-date>
    <dc:date>2022-02-07T17:44:28.672798147</dc:date>
    <meta:editing-duration>PT5H16S</meta:editing-duration>
    <meta:editing-cycles>45</meta:editing-cycles>
    <meta:generator>LibreOffice/7.1.7.2$Linux_X86_64 LibreOffice_project/10$Build-2</meta:generator>
    <meta:document-statistic meta:table-count="1" meta:cell-count="478" meta:object-count="0"/>
  </office:meta>
</office:document-meta>
</file>